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master-page-name="PM2">
      <style:paragraph-properties fo:margin-left="0cm" fo:margin-right="0cm" fo:margin-top="0cm" fo:margin-bottom="0cm" style:contextual-spacing="false" fo:line-height="100%" fo:text-align="start" style:justify-single-word="false" fo:text-indent="0cm" style:auto-text-indent="false" style:page-number="auto"/>
      <style:text-properties fo:color="#000000" loext:opacity="100%" style:font-name="Courier" fo:font-size="12pt" style:font-name-asian="Courier" style:font-size-asian="12pt" style:font-name-complex="Courier" style:font-size-complex="12pt"/>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style:font-name-asian="Courier" style:font-size-asian="12pt" style:font-name-complex="Courier" style:font-size-complex="12pt"/>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4" style:family="paragraph" style:parent-style-name="Standard">
      <style:paragraph-properties fo:margin-left="0cm" fo:margin-right="0cm" fo:margin-top="0cm" fo:margin-bottom="0cm" style:contextual-spacing="false" fo:line-height="100%" fo:text-align="start" style:justify-single-word="false" fo:text-indent="1.27cm" style:auto-text-indent="false"/>
      <style:text-properties fo:color="#000000" loext:opacity="100%" style:font-name="Courier" fo:font-size="12pt" style:font-name-asian="Courier" style:font-size-asian="12pt" style:font-name-complex="Courier" style:font-size-complex="12pt"/>
    </style:style>
    <style:style style:name="T1" style:family="text">
      <style:text-properties fo:color="#000000" loext:opacity="100%" style:font-name="Courier" fo:font-size="12pt" style:font-name-asian="Courier" style:font-size-asian="12pt" style:font-name-complex="Courier"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2">/*<text:tab/><text:tab/><text:tab/><text:tab/><text:tab/><text:tab/><text:tab/><text:tab/><text:tab/><text:tab/><text:tab/><text:tab/><text:tab/><text:tab/><text:tab/><text:tab/><text:tab/><text:tab/>*/</text:p>
      <text:p text:style-name="P2">/*<text:tab/>Autor : Antonio Mesa <text:s/><text:tab/><text:tab/><text:tab/><text:tab/><text:tab/><text:tab/><text:tab/><text:tab/><text:tab/><text:tab/><text:tab/><text:tab/>*/</text:p>
      <text:p text:style-name="P2">/*<text:tab/><text:tab/><text:tab/><text:tab/><text:tab/><text:tab/><text:tab/><text:tab/><text:tab/><text:tab/><text:tab/><text:tab/><text:tab/><text:tab/><text:tab/><text:tab/><text:tab/><text:tab/>*/</text:p>
      <text:p text:style-name="P2">/*<text:tab/>Prefijo mnemotécnico del módulo : ER <text:s text:c="3"/><text:tab/><text:tab/><text:tab/><text:tab/><text:tab/><text:tab/><text:tab/>*/</text:p>
      <text:p text:style-name="P2">/*<text:tab/>Modelo de compilación :<text:tab/>WINDOWS<text:tab/><text:tab/><text:tab/><text:tab/><text:tab/><text:tab/><text:tab/><text:tab/><text:tab/><text:tab/>*/</text:p>
      <text:p text:style-name="P2">/* <text:tab/>Ultima versión : v 1.0<text:tab/><text:tab/><text:tab/><text:tab/><text:tab/><text:tab/><text:tab/>*/</text:p>
      <text:p text:style-name="P2">/*<text:tab/>Descripción : Si se comete un error fatal, avisa por <text:s text:c="2"/>*/ /*<text:tab/><text:tab/>pantalla y acaba la ejecución del programa.<text:tab/><text:tab/><text:tab/><text:tab/><text:tab/><text:tab/>*/</text:p>
      <text:p text:style-name="P2">/*<text:tab/><text:tab/><text:tab/><text:tab/><text:tab/><text:tab/><text:tab/><text:tab/><text:tab/><text:tab/><text:tab/><text:tab/><text:tab/><text:tab/><text:tab/><text:tab/><text:tab/><text:tab/>*/</text:p>
      <text:p text:style-name="P2">/************************************************************/</text:p>
      <text:p text:style-name="P3"><text:span text:style-name="T1"/></text:p>
      <text:p text:style-name="P2">#ifndef ERRORMAT</text:p>
      <text:p text:style-name="P2">#define ERRORMAT</text:p>
      <text:p text:style-name="P3"><text:span text:style-name="T1"/></text:p>
      <text:p text:style-name="P2">void ERfatal(unsigned int);</text:p>
      <text:p text:style-name="P2">/*Pre : Se llamará desde cualquier parte del programa siempre que se haya producido un error que exija la detención del programa.</text:p>
      <text:p text:style-name="P4">Hay otra clase de error que no es necesario detener el programa, como es el caso de exceder el número de iteraciones, en este caso el mismo programa controla dicho error desde dentro, pues puede solucionarse.</text:p>
      <text:p text:style-name="P2">Parámetros:</text:p>
      <text:p text:style-name="P2">%1: Código del error que se ha cometido.</text:p>
      <text:p text:style-name="P2">*/</text:p>
      <text:p text:style-name="P2">/*Post : Da un mensaje de error por pantalla, y detiene la ejecución del programa.</text:p>
      <text:p text:style-name="P2">*/</text:p>
      <text:p text:style-name="P3"><text:span text:style-name="T1"/></text:p>
      <text:p text:style-name="P2">#endi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MacOSX_X86_64 LibreOffice_project/48a6bac9e7e268aeb4c3483fcf825c94556d9f92</meta:generator>
    <meta:document-statistic meta:table-count="0" meta:image-count="0" meta:object-count="0" meta:page-count="1" meta:paragraph-count="21" meta:word-count="149" meta:character-count="1017" meta:non-whitespace-character-count="791"/>
  </office:meta>
</office:document-meta>
</file>